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2" style:family="paragraph" style:parent-style-name="Standard" style:list-style-name="L1">
      <style:text-properties style:font-name="Arial" fo:font-size="16pt" style:font-size-asian="16pt" style:font-size-complex="16pt"/>
    </style:style>
    <style:style style:name="P23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fo:line-height="138%" style:writing-mode="lr-tb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T7" style:family="text">
      <style:text-properties fo:font-weight="normal" fo:background-color="#ffe599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fe2f3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weight="bold" style:font-weight-asian="bold" style:font-weight-complex="bold"/>
    </style:style>
    <style:style style:name="T12" style:family="text">
      <style:text-properties fo:font-weight="bold" style:language-asian="ja" style:country-asian="JP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719422458930511585" text:style-name="L1">
        <text:list-item>
          <text:p text:style-name="P22"><text:a xlink:type="simple" xlink:href="https://www.chabad.org/library/bible_cdo/aid/16190" text:style-name="Internet_20_link" text:visited-style-name="Visited_20_Internet_20_Link"><text:span text:style-name="T8">https://www.chabad.org/library/bible_cdo/aid/16190</text:span></text:a></text:p>
        </text:list-item>
        <text:list-item>
          <text:p text:style-name="P22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9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7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7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10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8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8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8">s thee</text:span></text:p>
            <text:p text:style-name="P13"><text:span text:style-name="T8">to lift / evil ~ </text:span><text:span text:style-name="T12">A</text:span><text:span text:style-name="T8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3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3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1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8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10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8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7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7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8">'E:i'hen / like to shine / like a lightning / to run</text:span></text:p>
          </table:table-cell>
        </table:table-row>
      </table:table>
      <text:p text:style-name="P4">3. <text:span text:style-name="T7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7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7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>אַרְיֵה טֹרֵף </text:p>
            <text:p text:style-name="P19">בְּדֵי גֹרוֹתָיו </text:p>
            <text:p text:style-name="P19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0">a lion / to pull to pieces</text:p>
            <text:p text:style-name="P20"/>
            <text:p text:style-name="P20">in enough / his whelps</text:p>
            <text:p text:style-name="P20"/>
            <text:p text:style-name="P20">and to choke oneself / for his lioness</text:p>
            <text:p text:style-name="P20">to fill – prey / his den</text:p>
            <text:p text:style-name="P20"/>
            <text:p text:style-name="P20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>הִנְנִי</text:p>
            <text:p text:style-name="P19">*אֵלַיִ</text:p>
            <text:p text:style-name="P19">נְאֻם יְהוָה צְבָאוֹת וְהִבְעַרְתִּי בֶעָשָׁן רִכְבָּהּ</text:p>
            <text:p text:style-name="P19">*וּכְפִירַיִ</text:p>
            <text:p text:style-name="P19">תֹּאכַל חָרֶב וְהִכְרַתִּי מֵאֶרֶץ</text:p>
            <text:p text:style-name="P19">*טַרְפֵּ</text:p>
            <text:p text:style-name="P19">וְלֹא־יִשָּׁמַע עוֹד קוֹל מַלְאָכֵכֵה ס</text:p>
          </table:table-cell>
          <table:table-cell table:style-name="表55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saith / jehovah / mass of persons</text:p>
            <text:p text:style-name="P20"/>
            <text:p text:style-name="P20">and I will consume / towards smoke / her vehicle</text:p>
            <text:p text:style-name="P20">and your yound lion</text:p>
            <text:p text:style-name="P20">to eat / sword / and I will cut off</text:p>
            <text:p text:style-name="P20"/>
            <text:p text:style-name="P20">from the earth</text:p>
            <text:p text:style-name="P20"/>
            <text:p text:style-name="P20">thy prey</text:p>
            <text:p text:style-name="P20"/>
            <text:p text:style-name="P20">and not to hear / again / to call</text:p>
            <text:p text:style-name="P20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>הוֹי עִיר דָּמִים כֻּלָּהּ כַּחַשׁ פֶּרֶק </text:p>
            <text:p text:style-name="P19">מְלֵאָה לֹא יָמִישׁ טָרֶף</text:p>
          </table:table-cell>
          <table:table-cell table:style-name="表56.B1" office:value-type="string">
            <text:p text:style-name="P20">oh! / a city / blood / her whole</text:p>
            <text:p text:style-name="P20"/>
            <text:p text:style-name="P20">hypocracy / a fork in roads</text:p>
            <text:p text:style-name="P20"/>
            <text:p text:style-name="P20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>קוֹל שׁוֹט וְקוֹל </text:p>
            <text:p text:style-name="P19">רַעַשׁ אוֹפָן וְסוּס</text:p>
            <text:p text:style-name="P19"><text:s/>דֹּהֵר וּמֶרְכָּבָה</text:p>
            <text:p text:style-name="P19"><text:s/>מְרַקֵּדָה</text:p>
          </table:table-cell>
          <table:table-cell table:style-name="表57.B1" office:value-type="string">
            <text:p text:style-name="P20">a voice / a lash / and a voice</text:p>
            <text:p text:style-name="P20"/>
            <text:p text:style-name="P20">vibration / a wheel / and a horse</text:p>
            <text:p text:style-name="P20"/>
            <text:p text:style-name="P20">to move irregularly / and a chariot</text:p>
            <text:p text:style-name="P20"/>
            <text:p text:style-name="P20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>פָּרָשׁ מַעֲלֶה וְלַהַב </text:p>
            <text:p text:style-name="P19">חֶרֶב וּבְרַק חֲנִית</text:p>
            <text:p text:style-name="P19"><text:s/>וְרֹב חָלָל</text:p>
            <text:p text:style-name="P19"><text:s/>וְכֹבֶד פָּגֶר </text:p>
            <text:p text:style-name="P19">וְאֵין קֵצֶה </text:p>
            <text:p text:style-name="P19">לַגְּוִיָּה *יִכְשְׁלוּ [וְכָשְׁלוּ] בִּגְוִיָּתָם</text:p>
          </table:table-cell>
          <table:table-cell table:style-name="表58.B1" office:value-type="string">
            <text:p text:style-name="P20">a driver / to lift up/ and a polished blade</text:p>
            <text:p text:style-name="P20">a sword / and a gleam / a lance</text:p>
            <text:p text:style-name="P20"/>
            <text:p text:style-name="P20">and abundance / pierced to death</text:p>
            <text:p text:style-name="P20">and multitude / a carcase</text:p>
            <text:p text:style-name="P20"/>
            <text:p text:style-name="P20">and not exist / an extremity</text:p>
            <text:p text:style-name="P20">for a body <text:s/>/ to falter</text:p>
            <text:p text:style-name="P20"/>
            <text:p text:style-name="P20"/>
            <text:p text:style-name="P20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9">מֵרֹב זְנוּנֵי </text:p>
            <text:p text:style-name="P19">זוֹנָה טוֹבַת חֵן </text:p>
            <text:p text:style-name="P19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0">from abundance / to commit adultry</text:p>
            <text:p text:style-name="P20">to commit idolatry / good / graciousness</text:p>
            <text:p text:style-name="P20">mistress / magic / the to sell</text:p>
            <text:p text:style-name="P20"/>
            <text:p text:style-name="P20">Gentile / in her adultery</text:p>
            <text:p text:style-name="P20"/>
            <text:p text:style-name="P20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>הִנְנִי</text:p>
            <text:p text:style-name="P19"><text:s/>**אֵלַיִ</text:p>
            <text:p text:style-name="P19">נְאֻם יְהוָה צְבָאוֹת וְגִלֵּיתִי</text:p>
            <text:p text:style-name="P19">**שׁוּלַיִ</text:p>
            <text:p text:style-name="P19">**עַל־פָּנָיִ</text:p>
            <text:p text:style-name="P19">וְהַרְאֵיתִי גוֹיִם</text:p>
            <text:p text:style-name="P19">*מַעְרֵ</text:p>
            <text:p text:style-name="P19"><text:soft-page-break/>וּמַמְלָכוֹת</text:p>
            <text:p text:style-name="P19">*קְלוֹנֵ</text:p>
          </table:table-cell>
          <table:table-cell table:style-name="表60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oracle / jehovah / army</text:p>
            <text:p text:style-name="P20"/>
            <text:p text:style-name="P20">and denude</text:p>
            <text:p text:style-name="P20"/>
            <text:p text:style-name="P20">thy skirt</text:p>
            <text:p text:style-name="P20"/>
            <text:p text:style-name="P20">against thy face</text:p>
            <text:p text:style-name="P20"/>
            <text:p text:style-name="P20">and to see / Gentile</text:p>
            <text:p text:style-name="P20">nude</text:p>
            <text:p text:style-name="P20"><text:soft-page-break/>and dominion</text:p>
            <text:p text:style-name="P20"/>
            <text:p text:style-name="P20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>וְהִשְׁלַכְתִּי</text:p>
            <text:p text:style-name="P19">**עָלַיִ</text:p>
            <text:p text:style-name="P19">שִׁקֻּצִים</text:p>
            <text:p text:style-name="P19">**וְנִבַּלְתִּי</text:p>
            <text:p text:style-name="P19">**וְשַׂמְתִּי</text:p>
            <text:p text:style-name="P19">כְּרֹאִי</text:p>
          </table:table-cell>
          <table:table-cell table:style-name="表61.B1" office:value-type="string">
            <text:p text:style-name="P20">and to throw</text:p>
            <text:p text:style-name="P20"/>
            <text:p text:style-name="P20">against thee</text:p>
            <text:p text:style-name="P20"/>
            <text:p text:style-name="P20">filthy</text:p>
            <text:p text:style-name="P20"/>
            <text:p text:style-name="P20">and I will disgrace thee</text:p>
            <text:p text:style-name="P20"/>
            <text:p text:style-name="P20">and I will put thee</text:p>
            <text:p text:style-name="P20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>וְהָיָה כָל</text:p>
            <text:p text:style-name="P19">**רֹאַיִ</text:p>
            <text:p text:style-name="P19">יִדּוֹד</text:p>
            <text:p text:style-name="P19">**מִמֵּ</text:p>
            <text:p text:style-name="P19">וְאָמַר שָׁדְּדָה נִינְוֵה</text:p>
            <text:p text:style-name="P19"><text:s/>מִי יָנוּד לָהּ</text:p>
            <text:p text:style-name="P19"><text:s/>מֵאַיִן אֲבַקֵּשׁ</text:p>
            <text:p text:style-name="P19"><text:s/>מְנַחֲמִים</text:p>
            <text:p text:style-name="P19">**לָ</text:p>
          </table:table-cell>
          <table:table-cell table:style-name="表62.B1" office:value-type="string">
            <text:p text:style-name="P20">and to come to pass / all</text:p>
            <text:p text:style-name="P20"/>
            <text:p text:style-name="P20">to see thee</text:p>
            <text:p text:style-name="P20"/>
            <text:p text:style-name="P20">to flee</text:p>
            <text:p text:style-name="P20"/>
            <text:p text:style-name="P20">from thee</text:p>
            <text:p text:style-name="P20"/>
            <text:p text:style-name="P20">and to say / to ravage / nineve</text:p>
            <text:p text:style-name="P20"/>
            <text:p text:style-name="P20">who ? / to deplore / towards her</text:p>
            <text:p text:style-name="P20"/>
            <text:p text:style-name="P20">from where ? / to search out</text:p>
            <text:p text:style-name="P20"/>
            <text:p text:style-name="P20">to console</text:p>
            <text:p text:style-name="P20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9">הֲתֵיטְבִי </text:p>
            <text:p text:style-name="P19">מִנֹּא אָמוֹן הַיֹּשְׁבָה בַּיְאֹרִים מַיִם סָבִיב </text:p>
            <text:p text:style-name="P19">לָהּ אֲשֶׁר־חֵיל </text:p>
            <text:p text:style-name="P19">יָם מִיָּם חוֹמָתָהּ</text:p>
          </table:table-cell>
          <table:table-cell table:style-name="表63.B1" office:value-type="string">
            <text:p text:style-name="P20">who,that to make well</text:p>
            <text:p text:style-name="P20"/>
            <text:p text:style-name="P20">from No / Amon / the to dwell</text:p>
            <text:p text:style-name="P20"/>
            <text:p text:style-name="P20">in Nile / waters / around</text:p>
            <text:p text:style-name="P20"/>
            <text:p text:style-name="P20">towards her / who,that – army</text:p>
            <text:p text:style-name="P20"/>
            <text:p text:style-name="P20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9">כּוּשׁ עָצְמָה </text:p>
            <text:p text:style-name="P19">וּמִצְרַיִם וְאֵין</text:p>
            <text:p text:style-name="P19"><text:s/>קֵצֶה פּוּט וְלוּבִים </text:p>
            <text:p text:style-name="P19">הָיוּ </text:p>
            <text:p text:style-name="P19">**בְּעֶזְרָתֵ</text:p>
          </table:table-cell>
          <table:table-cell table:style-name="表64.B1" office:value-type="string">
            <text:p text:style-name="P20">Kush / her powerfulness</text:p>
            <text:p text:style-name="P20"/>
            <text:p text:style-name="P20">and Mitsrajim / and not exist</text:p>
            <text:p text:style-name="P20"/>
            <text:p text:style-name="P20">an extremity / Put / and Libyan</text:p>
            <text:p text:style-name="P20"/>
            <text:p text:style-name="P20">to exist</text:p>
            <text:p text:style-name="P20"/>
            <text:p text:style-name="P20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19">גַּם־הִיא לַגֹּלָה </text:p>
            <text:p text:style-name="P19">הָלְכָה בַשֶּׁבִי גַּם </text:p>
            <text:p text:style-name="P19">עֹלָלֶיהָ יְרֻטְּשׁוּ </text:p>
            <text:p text:style-name="P19">בְּרֹאשׁ כָּל־חוּצוֹת </text:p>
            <text:p text:style-name="P19">וְעַל־נִכְבַּדֶּיהָ</text:p>
            <text:p text:style-name="P19"><text:s/>יַדּוּ גוֹרָל</text:p>
            <text:p text:style-name="P19"><text:s/>וְכָל־גְּדוֹלֶיהָ רֻתְּקוּ בַזִּקִּים</text:p>
          </table:table-cell>
          <table:table-cell table:style-name="表65.B1" office:value-type="string">
            <text:p text:style-name="P20">even,though – he,she / for exile</text:p>
            <text:p text:style-name="P20"/>
            <text:p text:style-name="P20">to walk / in exiled / even,though</text:p>
            <text:p text:style-name="P20"/>
            <text:p text:style-name="P20">her suckling / to dash down</text:p>
            <text:p text:style-name="P20"/>
            <text:p text:style-name="P20">towards head / all – to sever</text:p>
            <text:p text:style-name="P20"/>
            <text:p text:style-name="P20">and upon – to make her weighty</text:p>
            <text:p text:style-name="P20"/>
            <text:p text:style-name="P20">to throw / a lot</text:p>
            <text:p text:style-name="P20"/>
            <text:p text:style-name="P20">and all – her great / to fasten</text:p>
            <text:p text:style-name="P20"/>
            <text:p text:style-name="P20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>גַּם־אַתְּ תִּשְׁכְּרִי</text:p>
            <text:p text:style-name="P19"><text:s/>תְּהִי נַעֲלָמָה גַּם־אַתְּ תְּבַקְשִׁי מָעוֹז </text:p>
            <text:p text:style-name="P19">מֵאוֹיֵב</text:p>
          </table:table-cell>
          <table:table-cell table:style-name="表66.B1" office:value-type="string">
            <text:p text:style-name="P20">also – thee / to become tipsy</text:p>
            <text:p text:style-name="P20"/>
            <text:p text:style-name="P20">to become / to veil / also – thee</text:p>
            <text:p text:style-name="P20"/>
            <text:p text:style-name="P20">to search / a fortified place</text:p>
            <text:p text:style-name="P20"/>
            <text:p text:style-name="P20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>**כָּל־מִבְצָרַיִ</text:p>
            <text:p text:style-name="P19">תְּאֵנִים עִם־בִּכּוּרִים אִם־יִנּוֹעוּ </text:p>
            <text:p text:style-name="P19">וְנָפְלוּ עַל־פִּי </text:p>
            <text:p text:style-name="P19">אוֹכֵל</text:p>
          </table:table-cell>
          <table:table-cell table:style-name="表67.B1" office:value-type="string">
            <text:p text:style-name="P20">all – thy fortification</text:p>
            <text:p text:style-name="P20"/>
            <text:p text:style-name="P20">the fig tree / with – the first fruits</text:p>
            <text:p text:style-name="P20"/>
            <text:p text:style-name="P20">lo,whether – to waver</text:p>
            <text:p text:style-name="P20"/>
            <text:p text:style-name="P20">and to fall / upon – mouth</text:p>
            <text:p text:style-name="P20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>**הִנֵּה עַמֵּ</text:p>
            <text:p text:style-name="P19">**נָשִׁים בְּקִרְבֵּ</text:p>
            <text:p text:style-name="P19">**לְאֹיְבַיִ</text:p>
            <text:p text:style-name="P19">פָּתוֹחַ נִפְתְּחוּ שַׁעֲרֵי</text:p>
            <text:p text:style-name="P19">אַרְצֵך</text:p>
            <text:p text:style-name="P19">אָכְלָה אֵשׁ בְּרִיחָיִך</text:p>
          </table:table-cell>
          <table:table-cell table:style-name="表68.B1" office:value-type="string">
            <text:p text:style-name="P20">lo! / thy people</text:p>
            <text:p text:style-name="P20"/>
            <text:p text:style-name="P20">women / in the midst of thee</text:p>
            <text:p text:style-name="P20"/>
            <text:p text:style-name="P20">towards thine adversary</text:p>
            <text:p text:style-name="P20"/>
            <text:p text:style-name="P20">to open / to loosen / a gate</text:p>
            <text:p text:style-name="P20"/>
            <text:p text:style-name="P20">thy land</text:p>
            <text:p text:style-name="P20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19">מֵי מָצוֹר שַׁאֲבִי</text:p>
            <text:p text:style-name="P19">**לָ</text:p>
            <text:p text:style-name="P19">**חַזְּקִי מִבְצָרָיִ</text:p>
            <text:p text:style-name="P19">בֹּאִי בַטִּיט </text:p>
            <text:p text:style-name="P19">וְרִמְסִי בַחֹמֶר</text:p>
            <text:p text:style-name="P19"><text:s/>הַחֲזִיקִי מַלְבֵּן</text:p>
          </table:table-cell>
          <table:table-cell table:style-name="表71.B1" office:value-type="string">
            <text:p text:style-name="P20">water / a siege / to bale up</text:p>
            <text:p text:style-name="P20"/>
            <text:p text:style-name="P20">towards thee</text:p>
            <text:p text:style-name="P20"/>
            <text:p text:style-name="P20">to fasten / thy fortification</text:p>
            <text:p text:style-name="P20"/>
            <text:p text:style-name="P20">to go,come / towards mud</text:p>
            <text:p text:style-name="P20">and to tread upon / into clay</text:p>
            <text:p text:style-name="P20"/>
            <text:p text:style-name="P20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>**שָׁם תֹּאכְלֵ</text:p>
            <text:p text:style-name="P19">*אֵשׁ תַּכְרִיתֵ</text:p>
            <text:p text:style-name="P19">**חֶרֶב תֹּאכְלֵ</text:p>
            <text:p text:style-name="P19">כַּיָּלֶק הִתְכַּבֵּד</text:p>
            <text:p text:style-name="P19"><text:s/>כַּיֶּלֶק הִתְכַּבְּדִי </text:p>
            <text:p text:style-name="P19">כָּאַרְבֶּה</text:p>
          </table:table-cell>
          <table:table-cell table:style-name="表72.B1" office:value-type="string">
            <text:p text:style-name="P20">there / to eat thee</text:p>
            <text:p text:style-name="P20"/>
            <text:p text:style-name="P20">fire / to cut thee off</text:p>
            <text:p text:style-name="P20"/>
            <text:p text:style-name="P20">sword / to eat thee up</text:p>
            <text:p text:style-name="P20"/>
            <text:p text:style-name="P20">like a divourer / to severe</text:p>
            <text:p text:style-name="P20"/>
            <text:p text:style-name="P20">like a divourer / to sereve</text:p>
            <text:p text:style-name="P20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>**הִרְבֵּית רֹכְלַיִ</text:p>
            <text:p text:style-name="P19">מִכּוֹכְבֵי הַשָּׁמָיִם יֶלֶק פָּשַׁט וַיָּעֹף</text:p>
          </table:table-cell>
          <table:table-cell table:style-name="表73.B1" office:value-type="string">
            <text:p text:style-name="P20">to increase / thy to travel for trading</text:p>
            <text:p text:style-name="P20"/>
            <text:p text:style-name="P20">from a star / the sky / a devouerer</text:p>
            <text:p text:style-name="P20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9">**מִנְּזָרַיִ</text:p>
            <text:p text:style-name="P19">*כָּאַרְבֶּה וְטַפְסְרַיִ</text:p>
            <text:p text:style-name="P19">כְּגוֹב גֹּבָי הַחוֹנִים בַּגְּדֵרוֹת בְּיוֹם</text:p>
            <text:p text:style-name="P19"><text:s/>קָרָה שֶׁמֶשׁ זָרְחָה וְנוֹדַד וְלֹא־נוֹדַע </text:p>
            <text:p text:style-name="P19">מְקוֹמוֹ אַיָּם</text:p>
          </table:table-cell>
          <table:table-cell table:style-name="表74.B1" office:value-type="string">
            <text:p text:style-name="P20">thy prince</text:p>
            <text:p text:style-name="P20"/>
            <text:p text:style-name="P20">like a locust / and thy governer</text:p>
            <text:p text:style-name="P20"/>
            <text:p text:style-name="P20">locust / locust / a tent</text:p>
            <text:p text:style-name="P20"/>
            <text:p text:style-name="P20">in,towards inclosure / in the day</text:p>
            <text:p text:style-name="P20"/>
            <text:p text:style-name="P20">coolness / the sun<text:span text:style-name="T8"> / irradiate</text:span></text:p>
            <text:p text:style-name="P21"/>
            <text:p text:style-name="P21">and to flee / and no recognition</text:p>
            <text:p text:style-name="P21"/>
            <text:p text:style-name="P21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9">*נָמוּ רֹעֶי</text:p>
            <text:p text:style-name="P19">**מֶלֶ</text:p>
            <text:p text:style-name="P19">*אַשּׁוּר יִשְׁכְּנוּ אַדִּירֶי</text:p>
            <text:p text:style-name="P19">*נָפֹשׁוּ עַמְּ</text:p>
            <text:p text:style-name="P19">עַל־הֶהָרִים </text:p>
            <text:p text:style-name="P19">וְאֵין מְקַבֵּץ</text:p>
          </table:table-cell>
          <table:table-cell table:style-name="表75.B1" office:value-type="string">
            <text:p text:style-name="P20">to slumber / thy to graze</text:p>
            <text:p text:style-name="P20"/>
            <text:p text:style-name="P20">a king</text:p>
            <text:p text:style-name="P20"/>
            <text:p text:style-name="P20">Ashshur / to reside / thy powerful</text:p>
            <text:p text:style-name="P20"/>
            <text:p text:style-name="P20">to spread / thy tribe</text:p>
            <text:p text:style-name="P20"/>
            <text:p text:style-name="P20">against mountains</text:p>
            <text:p text:style-name="P20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19">*אֵין־כֵּהָה </text:p>
            <text:p text:style-name="P19">לְשִׁבְרֶ</text:p>
            <text:p text:style-name="P19">**נַחְלָה מַכָּתֶ</text:p>
            <text:p text:style-name="P19">**כֹּל שֹׁמְעֵי שִׁמְעֲ</text:p>
            <text:p text:style-name="P19">**תָּקְעוּ כַף עָלֶי</text:p>
            <text:p text:style-name="P19">כִּי עַל־מִי לֹא־עָבְרָה **רָעָתְ</text:p>
            <text:p text:style-name="P19">תָּמִיד</text:p>
          </table:table-cell>
          <table:table-cell table:style-name="表76.B1" office:value-type="string">
            <text:p text:style-name="P20">not exist – weakening</text:p>
            <text:p text:style-name="P20"/>
            <text:p text:style-name="P20">in thy ruin</text:p>
            <text:p text:style-name="P20"/>
            <text:p text:style-name="P20">to be weak / thy wound</text:p>
            <text:p text:style-name="P20"/>
            <text:p text:style-name="P20">all / to hear / thy sound</text:p>
            <text:p text:style-name="P20"/>
            <text:p text:style-name="P20">to slap / hand / above thee</text:p>
            <text:p text:style-name="P20">for / upon who ? / not to cross</text:p>
            <text:p text:style-name="P20"/>
            <text:p text:style-name="P20">thy evil</text:p>
            <text:p text:style-name="P20"/>
            <text:p text:style-name="P20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9">הַמַּשָּׂא אֲשֶׁר </text:p>
            <text:p text:style-name="P19">חָזָה חֲבַקּוּק הַנָּבִיא</text:p>
          </table:table-cell>
          <table:table-cell table:style-name="表77.B1" office:value-type="string">
            <text:p text:style-name="P20">the burden / who,which</text:p>
            <text:p text:style-name="P20"/>
            <text:p text:style-name="P20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19">עַד־אָנָה </text:p>
            <text:p text:style-name="P19"><text:soft-page-break/>יְהוָה שִׁוַּעְתִּי </text:p>
            <text:p text:style-name="P19">לֹא תִשְׁמָע אֶזְעַק </text:p>
            <text:p text:style-name="P19">אֵלֶי</text:p>
            <text:p text:style-name="P19">**</text:p>
            <text:p text:style-name="P19">חָמָס וְלֹא תוֹשִׁיעַ</text:p>
          </table:table-cell>
          <table:table-cell table:style-name="表78.B1" office:value-type="string">
            <text:p text:style-name="P20">as far as / where,when ?</text:p>
            <text:p text:style-name="P20"><text:soft-page-break/>jehovah / to halloo for a help</text:p>
            <text:p text:style-name="P20"/>
            <text:p text:style-name="P20">not / to hear / to shriek</text:p>
            <text:p text:style-name="P20"/>
            <text:p text:style-name="P20">towards thee</text:p>
            <text:p text:style-name="P20"/>
            <text:p text:style-name="P20"/>
            <text:p text:style-name="P20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19">לָמָּה תַרְאֵנִי </text:p>
            <text:p text:style-name="P19">אָוֶן וְעָמָל</text:p>
            <text:p text:style-name="P19"><text:s/>תַּבִּיט וְשֹׁד </text:p>
            <text:p text:style-name="P19">וְחָמָס לְנֶגְדִּי </text:p>
            <text:p text:style-name="P19">וַיְהִי רִיב</text:p>
            <text:p text:style-name="P19"><text:s/>וּמָדוֹן יִשָּׂא</text:p>
          </table:table-cell>
          <table:table-cell table:style-name="表79.B1" office:value-type="string">
            <text:p text:style-name="P20">in what ? / to see me</text:p>
            <text:p text:style-name="P20"/>
            <text:p text:style-name="P20">to trouble / and to toil</text:p>
            <text:p text:style-name="P20"/>
            <text:p text:style-name="P20">to regard / and violence</text:p>
            <text:p text:style-name="P20"/>
            <text:p text:style-name="P20">and violence / towards against me</text:p>
            <text:p text:style-name="P20">and to come to pass / a contenst</text:p>
            <text:p text:style-name="P20"/>
            <text:p text:style-name="P20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19">עַל־כֵּן תָּפוּג</text:p>
            <text:p text:style-name="P19"><text:s/>תּוֹרָה וְלֹא־יֵצֵא </text:p>
            <text:p text:style-name="P19">לָנֶצַח מִשְׁפָּט כִּי </text:p>
            <text:p text:style-name="P19">רָשָׁע מַכְתִּיר </text:p>
            <text:p text:style-name="P19">אֶת־הַצַּדִּיק </text:p>
            <text:p text:style-name="P19">עַל־כֵּן יֵצֵא מִשְׁפָּט מְעֻקָּל</text:p>
          </table:table-cell>
          <table:table-cell table:style-name="表80.B1" office:value-type="string">
            <text:p text:style-name="P20">above justly / to be sluggish</text:p>
            <text:p text:style-name="P20"/>
            <text:p text:style-name="P20">law / and not – to go out</text:p>
            <text:p text:style-name="P20"/>
            <text:p text:style-name="P20">into goal / a verdict / for</text:p>
            <text:p text:style-name="P20"/>
            <text:p text:style-name="P20">bad / to besiege</text:p>
            <text:p text:style-name="P20"/>
            <text:p text:style-name="P20">self,even – the just</text:p>
            <text:p text:style-name="P20"/>
            <text:p text:style-name="P20">above justly / to go out / a verdict</text:p>
            <text:p text:style-name="P20">to wrest</text:p>
          </table:table-cell>
        </table:table-row>
      </table:table>
      <text:p text:style-name="P5"/>
      <text:p text:style-name="P5"><text:span text:style-name="T5"/></text:p>
      <text:p text:style-name="P11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>@@@</text:p>
      <text:p text:style-name="P3">------------------------------------------------------------</text:p>
      <text:p text:style-name="P30"><text:span text:style-name="T6">[XXX]</text:span></text:p>
      <text:p text:style-name="Text_20_body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19">רְאוּ בַגּוֹיִם וְהַבִּיטוּ וְהִתַּמְּהוּ תְּמָהוּ כִּי־פֹעַל פֹּעֵל בִּימֵיכֶם לֹא תַאֲמִינוּ כִּי יְסֻפָּר</text:p>
          </table:table-cell>
          <table:table-cell table:style-name="表81.B1" office:value-type="string">
            <text:p text:style-name="P20"/>
          </table:table-cell>
        </table:table-row>
      </table:table>
      <text:p text:style-name="P5"/>
      <text:p text:style-name="P12"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ext:soft-page-break/>
        <table:table-row>
          <table:table-cell table:style-name="表82.A1" office:value-type="string">
            <text:p text:style-name="P19">כִּי־הִנְנִי מֵקִים אֶת־הַכַּשְׂדִּים הַגּוֹי הַמַּר וְהַנִּמְהָר הַהוֹלֵ</text:p>
            <text:p text:style-name="P19">**</text:p>
            <text:p text:style-name="P19">לְמֶרְחֲבֵי־אֶרֶץ לָרֶשֶׁת מִשְׁכָּנוֹת לֹּא־לוֹ</text:p>
          </table:table-cell>
          <table:table-cell table:style-name="表82.B1" office:value-type="string">
            <text:p text:style-name="P20"/>
          </table:table-cell>
        </table:table-row>
      </table:table>
      <text:p text:style-name="P5"/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P5"/>
      <text:p text:style-name="Text_20_body"/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9"/>
          </table:table-cell>
          <table:table-cell table:style-name="表69.B1" office:value-type="string">
            <text:p text:style-name="P20"/>
          </table:table-cell>
        </table:table-row>
      </table:table>
      <text:p text:style-name="P5"><text:soft-page-break/></text:p>
      <text:p text:style-name="P12"><text:span text:style-name="T3">3. </text:span><text:span text:style-name="T5">X:X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19"/>
          </table:table-cell>
          <table:table-cell table:style-name="表70.B1" office:value-type="string">
            <text:p text:style-name="P20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7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9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7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4416491565998896543" text:style-name="L2">
        <text:list-item>
          <text:p text:style-name="P25">time label ==&gt; paste</text:p>
        </text:list-item>
        <text:list-item>
          <text:p text:style-name="P25">“@@@” ==&gt; move to → at the bottom of the doc area</text:p>
        </text:list-item>
        <text:list-item>
          <text:p text:style-name="P25"><text:soft-page-break/>DUP : template</text:p>
        </text:list-item>
        <text:list-item>
          <text:p text:style-name="P25">close</text:p>
          <text:list>
            <text:list-item>
              <text:p text:style-name="P25">web pages</text:p>
            </text:list-item>
            <text:list-item>
              <text:p text:style-name="P25">sheet file</text:p>
            </text:list-item>
            <text:list-item>
              <text:p text:style-name="P25">folders (if any)</text:p>
            </text:list-item>
            <text:list-item>
              <text:p text:style-name="P25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10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1-19T16:41:48.76</dc:date>
    <dc:creator>iwabuchi ken</dc:creator>
    <meta:editing-duration>P2DT14H23M33S</meta:editing-duration>
    <meta:editing-cycles>148</meta:editing-cycles>
    <meta:generator>OpenOffice/4.1.3$Win32 OpenOffice.org_project/413m1$Build-9783</meta:generator>
    <meta:document-statistic meta:table-count="86" meta:image-count="0" meta:object-count="0" meta:page-count="41" meta:paragraph-count="999" meta:word-count="3869" meta:character-count="22887"/>
  </office:meta>
</office:document-meta>
</file>